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cd9" officeooo:paragraph-rsid="00028cd9"/>
    </style:style>
    <style:style style:name="P2" style:family="paragraph" style:parent-style-name="Standard">
      <style:text-properties officeooo:rsid="00028cd9" officeooo:paragraph-rsid="000461e5"/>
    </style:style>
    <style:style style:name="P3" style:family="paragraph" style:parent-style-name="Standard">
      <style:text-properties officeooo:rsid="00028cd9" officeooo:paragraph-rsid="0005de52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028cd9" officeooo:paragraph-rsid="00028cd9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officeooo:paragraph-rsid="00028cd9"/>
    </style:style>
    <style:style style:name="P6" style:family="paragraph" style:parent-style-name="Standard">
      <style:text-properties officeooo:rsid="00028cd9" officeooo:paragraph-rsid="000dd2a8"/>
    </style:style>
    <style:style style:name="T1" style:family="text">
      <style:text-properties officeooo:rsid="000461e5"/>
    </style:style>
    <style:style style:name="T2" style:family="text">
      <style:text-properties officeooo:rsid="0005de52"/>
    </style:style>
    <style:style style:name="T3" style:family="text">
      <style:text-properties officeooo:rsid="00028cd9"/>
    </style:style>
    <style:style style:name="T4" style:family="text">
      <style:text-properties officeooo:rsid="0009a44b"/>
    </style:style>
    <style:style style:name="T5" style:family="text">
      <style:text-properties officeooo:rsid="000b7fd5"/>
    </style:style>
    <style:style style:name="T6" style:family="text">
      <style:text-properties officeooo:rsid="000dd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Nissan Leaf Gen 1 / Gen2 Inverter</text:span> Controller V1 connector pinout</text:p>
      <text:p text:style-name="P1"/>
      <text:p text:style-name="P1">The controller requires two Molex plugs and pins. One 20 Way plug is used for connecting to the Vehicle and the other 12 way is used for connecting to the <text:span text:style-name="T6">inverter</text:span>.</text:p>
      <text:p text:style-name="P1"/>
      <text:p text:style-name="P5"><text:span text:style-name="T3">20 Way plug p/n :</text:span>33472-2001</text:p>
      <text:p text:style-name="P1"/>
      <text:p text:style-name="P5"><text:span text:style-name="T3">12 Way plug p/n:</text:span>33472-1236</text:p>
      <text:p text:style-name="P1"/>
      <text:p text:style-name="P5"><text:span text:style-name="T3">Pin p/n:</text:span>33012-2002</text:p>
      <text:p text:style-name="P1"/>
      <text:p text:style-name="P1">20 way plug pinout <text:span text:style-name="T2">(To Vehicle) </text:span>:</text:p>
      <text:p text:style-name="P1"/>
      <text:p text:style-name="P3">1<text:tab/>-<text:tab/><text:span text:style-name="T1">Ground</text:span></text:p>
      <text:p text:style-name="P1">2<text:tab/>-<text:tab/><text:span text:style-name="T2">12V Permanent supply</text:span></text:p>
      <text:p text:style-name="P1">3<text:tab/>-<text:tab/><text:span text:style-name="T2">Output 1</text:span></text:p>
      <text:p text:style-name="P3">4<text:tab/>-<text:tab/><text:span text:style-name="T2">Output 2</text:span></text:p>
      <text:p text:style-name="P1">5<text:tab/>-<text:tab/><text:span text:style-name="T2">Input 1</text:span></text:p>
      <text:p text:style-name="P1">6<text:tab/>-<text:tab/><text:span text:style-name="T2">Input 2</text:span></text:p>
      <text:p text:style-name="P1">7<text:tab/>-<text:tab/><text:span text:style-name="T6">Output 3</text:span></text:p>
      <text:p text:style-name="P1">8<text:tab/>-<text:tab/><text:span text:style-name="T6">Brake light switch input</text:span></text:p>
      <text:p text:style-name="P1">9<text:tab/>-<text:tab/><text:span text:style-name="T2">CAN Low </text:span></text:p>
      <text:p text:style-name="P1">10<text:tab/>-<text:tab/><text:span text:style-name="T2">CAN High</text:span></text:p>
      <text:p text:style-name="P3">11<text:tab/>-<text:tab/><text:span text:style-name="T2">CAN Ground</text:span></text:p>
      <text:p text:style-name="P1">12<text:tab/>-<text:tab/><text:span text:style-name="T2">USB D+</text:span></text:p>
      <text:p text:style-name="P1">13<text:tab/>-<text:tab/><text:span text:style-name="T2">USB D-</text:span></text:p>
      <text:p text:style-name="P1">14<text:tab/>-<text:tab/><text:span text:style-name="T2">+5V USB</text:span></text:p>
      <text:p text:style-name="P3">15<text:tab/>-<text:tab/><text:span text:style-name="T6">Throttle Channel 1</text:span></text:p>
      <text:p text:style-name="P3">16<text:tab/>-<text:tab/><text:span text:style-name="T6">Throttle Channel 2</text:span></text:p>
      <text:p text:style-name="P3">17<text:tab/>-<text:tab/><text:span text:style-name="T1">Not used</text:span></text:p>
      <text:p text:style-name="P3">18<text:tab/>-<text:tab/><text:span text:style-name="T1">Not used</text:span></text:p>
      <text:p text:style-name="P3">19<text:tab/>-<text:tab/><text:span text:style-name="T1">Not used</text:span></text:p>
      <text:p text:style-name="P3">20<text:tab/>-<text:tab/><text:span text:style-name="T1">Not used</text:span></text:p>
      <text:p text:style-name="P1"/>
      <text:p text:style-name="P1">12 way plug pinout <text:span text:style-name="T1">(To Leaf inverter) </text:span>:</text:p>
      <text:p text:style-name="P1"/>
      <text:p text:style-name="P1">1<text:tab/>-<text:tab/><text:span text:style-name="T1">Ground<text:tab/><text:tab/></text:span></text:p>
      <text:p text:style-name="P1">2<text:tab/>-<text:tab/><text:span text:style-name="T1">12V<text:tab/><text:tab/><text:tab/></text:span></text:p>
      <text:p text:style-name="P1">3<text:tab/>-<text:tab/><text:span text:style-name="T1">5V<text:tab/><text:tab/><text:tab/></text:span></text:p>
      <text:p text:style-name="P1">4<text:tab/>-<text:tab/><text:span text:style-name="T6">PT_CAN High<text:tab/></text:span></text:p>
      <text:p text:style-name="P1">5<text:tab/>-<text:tab/><text:span text:style-name="T6">PT-CAN Low</text:span></text:p>
      <text:p text:style-name="P1">6<text:tab/>-<text:tab/><text:span text:style-name="T6">GND</text:span></text:p>
      <text:p text:style-name="P6">7<text:tab/>-<text:tab/><text:span text:style-name="T5">Not used</text:span></text:p>
      <text:p text:style-name="P6">8<text:tab/>-<text:tab/><text:span text:style-name="T5">Not used</text:span></text:p>
      <text:p text:style-name="P6">9<text:tab/>-<text:tab/><text:span text:style-name="T5">Not used</text:span></text:p>
      <text:p text:style-name="P6">10<text:tab/>-<text:tab/><text:span text:style-name="T5">Not used</text:span></text:p>
      <text:p text:style-name="P2">11<text:tab/>-<text:tab/><text:span text:style-name="T5">Not used</text:span></text:p>
      <text:p text:style-name="P1">12<text:tab/>-<text:tab/><text:span text:style-name="T1">Not used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44:28.441000000</meta:creation-date>
    <dc:date>2019-08-04T10:27:21.178000000</dc:date>
    <meta:editing-duration>PT32M8S</meta:editing-duration>
    <meta:editing-cycles>7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39" meta:word-count="196" meta:character-count="806" meta:non-whitespace-character-count="639"/>
  </office:meta>
</office:document-meta>
</file>